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6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09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84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3.76pt" fo:break-before="auto" style:use-optimal-row-height="false"/>
    </style:style>
    <style:style style:name="ta1" style:family="table" style:master-page-name="PageStyle_5f_1_20_-_20_Calculer_20_ses_20_appros_20_niveau_20_simple">
      <style:table-properties table:display="true" style:writing-mode="lr-tb"/>
    </style:style>
    <style:style style:name="ta2" style:family="table" style:master-page-name="PageStyle_5f_2_20_-_20_Calculer_20_ses_20_appros_20_par_20_catég_20_pdts">
      <style:table-properties table:display="true" style:writing-mode="lr-tb"/>
    </style:style>
    <style:style style:name="ta3" style:family="table" style:master-page-name="PageStyle_5f_3_20_-_20_Calculer_20_ses_20_appros_20_par_20_fournisseurs">
      <style:table-properties table:display="true" style:writing-mode="lr-tb"/>
    </style:style>
    <style:style style:name="ta4" style:family="table" style:master-page-name="PageStyle_5f_Paramètr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e6b8a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26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&quot;30%&quot;" style:apply-style-name="ConditionalStyle_5f_1" style:base-cell-address="'1 - Calculer ses appros niveau simple'.B14"/>
    </style:style>
    <style:style style:name="ce20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&quot;20%&quot;" style:apply-style-name="ConditionalStyle_5f_1" style:base-cell-address="'1 - Calculer ses appros niveau simple'.B15"/>
    </style:style>
    <style:style style:name="ce21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0e0e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order-bottom="1.76pt solid #000000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26">
      <style:table-cell-properties style:rotation-align="non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ce5c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ead1d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d9ead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cfe2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25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ce5cd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d9d2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2.49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9cb9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25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&quot;30%&quot;" style:apply-style-name="ConditionalStyle_5f_1" style:base-cell-address="'2 - Calculer ses appros par catég pdts'.B14"/>
    </style:style>
    <style:style style:name="ce51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&quot;20%&quot;" style:apply-style-name="ConditionalStyle_5f_1" style:base-cell-address="'2 - Calculer ses appros par catég pdts'.B15"/>
    </style:style>
    <style:style style:name="ce52" style:family="table-cell" style:parent-style-name="Default" style:data-style-name="N125">
      <style:table-cell-properties fo:border-bottom="none" fo:background-color="#cf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25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&quot;30%&quot;" style:apply-style-name="ConditionalStyle_5f_1" style:base-cell-address="'3 - Calculer ses appros par fournisseurs'.B14"/>
    </style:style>
    <style:style style:name="ce59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&quot;20%&quot;" style:apply-style-name="ConditionalStyle_5f_1" style:base-cell-address="'3 - Calculer ses appros par fournisseurs'.B15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75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ètres.$B$3:.$B$5])" table:allow-empty-cell="true" table:display-list="unsorted" table:base-cell-address="'1 - Calculer ses appros niveau simple'.B6"/>
        <table:content-validation table:name="val2" table:condition="of:cell-content-is-in-list([$Paramètres.$C$3:.$C$18])" table:allow-empty-cell="true" table:display-list="unsorted" table:base-cell-address="'1 - Calculer ses appros niveau simple'.B7"/>
        <table:content-validation table:name="val3" table:condition="of:cell-content-is-in-list([$Paramètres.$D$3:.$D$6])" table:allow-empty-cell="true" table:display-list="unsorted" table:base-cell-address="'1 - Calculer ses appros niveau simple'.B8"/>
        <table:content-validation table:name="val4" table:condition="of:cell-content-is-in-list([$Paramètres.$B$3:.$B$5])" table:allow-empty-cell="true" table:display-list="unsorted" table:base-cell-address="'2 - Calculer ses appros par catég pdts'.B6"/>
        <table:content-validation table:name="val5" table:condition="of:cell-content-is-in-list([$Paramètres.$C$3:.$C$18])" table:allow-empty-cell="true" table:display-list="unsorted" table:base-cell-address="'2 - Calculer ses appros par catég pdts'.B7"/>
        <table:content-validation table:name="val6" table:condition="of:cell-content-is-in-list([$Paramètres.$D$3:.$D$6])" table:allow-empty-cell="true" table:display-list="unsorted" table:base-cell-address="'2 - Calculer ses appros par catég pdts'.B8"/>
        <table:content-validation table:name="val7" table:condition="of:cell-content-is-in-list([$Paramètres.$B$3:.$B$5])" table:allow-empty-cell="true" table:display-list="unsorted" table:base-cell-address="'3 - Calculer ses appros par fournisseurs'.B6"/>
        <table:content-validation table:name="val8" table:condition="of:cell-content-is-in-list([$Paramètres.$C$3:.$C$18])" table:allow-empty-cell="true" table:display-list="unsorted" table:base-cell-address="'3 - Calculer ses appros par fournisseurs'.B7"/>
        <table:content-validation table:name="val9" table:condition="of:cell-content-is-in-list([$Paramètres.$D$3:.$D$6])" table:allow-empty-cell="true" table:display-list="unsorted" table:base-cell-address="'3 - Calculer ses appros par fournisseurs'.B8"/>
      </table:content-validations>
      <table:table table:name="1 - Calculer ses appros niveau simpl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21" table:number-rows-spanned="3">
            <office:annotation draw:style-name="gr2" draw:text-style-name="P3" svg:width="320.6pt" svg:height="42.75pt" svg:x="154.94pt" svg:y="23.24pt" draw:caption-point-x="1591.46pt" draw:caption-point-y="-22.96pt">
              <dc:date>2021-01-22T00:00:00</dc:date>
              <text:p text:style-name="P2">sur le logo pour le HVE; sur l'emballage/contact fournisseur pour le niveau 2</text:p>
              <text:p text:style-name="P2"><text:tab/>-Jennifer Stéphan</text:p>
            </office:annotation>
            <text:p>TABLEAU DE BORD DE VOS APPROVISIONNEMENTS</text:p>
          </table:table-cell>
          <table:covered-table-cell table:number-columns-repeated="19" table:style-name="ce12"/>
          <table:covered-table-cell table:style-name="ce45"/>
          <table:table-cell table:number-columns-repeated="1003"/>
        </table:table-row>
        <table:table-row table:style-name="ro1">
          <table:covered-table-cell table:style-name="ce2"/>
          <table:covered-table-cell table:number-columns-repeated="19"/>
          <table:covered-table-cell table:style-name="ce46"/>
          <table:table-cell table:number-columns-repeated="1003"/>
        </table:table-row>
        <table:table-row table:style-name="ro1">
          <table:covered-table-cell table:style-name="ce3"/>
          <table:covered-table-cell table:number-columns-repeated="19" table:style-name="ce13"/>
          <table:covered-table-cell table:style-name="ce4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'1 - Calculer ses appros niveau simple'.I17" table:end-x="28.94pt" table:end-y="29.96pt" draw:z-index="0" draw:name="Chart 1" draw:style-name="gr1" draw:text-style-name="P1" svg:width="353.96pt" svg:height="218.98pt" svg:x="75.74pt" svg:y="0pt">
              <draw:object draw:notify-on-update-of-ranges="'1 - Calculer ses appros niveau simple'.A14:'1 - Calculer ses appros niveau simple'.A16 '1 - Calculer ses appros niveau simple'.B14:'1 - Calculer ses appros niveau simple'.B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ype de période considéré</text:p>
          </table:table-cell>
          <table:table-cell table:style-name="ce14" table:content-validation-name="val1" office:value-type="string" calcext:value-type="string">
            <text:p>Moi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écision</text:p>
          </table:table-cell>
          <table:table-cell table:style-name="ce14" table:content-validation-name="val2" office:value-type="string" calcext:value-type="string">
            <text:p>janvie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née considérée</text:p>
          </table:table-cell>
          <table:table-cell table:style-name="ce14" table:content-validation-name="val3" office:value-type="float" office:value="2019" calcext:value-type="float">
            <text:p>201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tal achat euros HT</text:p>
          </table:table-cell>
          <table:table-cell table:style-name="ce15" table:formula="of:=[.B20]+[.D20]+[.F20]+[.H20]+[.J20]+[.L20]+[.N20]+[.P20]+[.R20]+[.T20]" office:value-type="float" office:value="9601" calcext:value-type="float">
            <text:p>9,601.00€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leur de controle achats reels</text:p>
          </table:table-cell>
          <table:table-cell table:style-name="ce16" office:value-type="currency" office:currency="EUR" office:value="6000" calcext:value-type="currency">
            <text:p>6,000.00 €</text:p>
          </table:table-cell>
          <table:table-cell table:style-name="ce25" table:formula="of:=[.B10]-[.B9]" office:value-type="currency" office:currency="EUR" office:value="-3601" calcext:value-type="currency">
            <text:p>-3,601.00 €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b de couverts</text:p>
          </table:table-cell>
          <table:table-cell table:style-name="ce17" table:formula="of:=200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BILAN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7" office:value-type="string" calcext:value-type="string">
            <text:p>% Durable (hors BIO)</text:p>
          </table:table-cell>
          <table:table-cell table:style-name="ce19" table:formula="of:=IFERROR(([.D20]+[.F20]+[.H20]+[.J20]+[.L20]+[.N20]+[.P20]+[.R20])/[.B9];0)" office:value-type="percentage" office:value="0.1563378815" calcext:value-type="percentage">
            <text:p>15.63%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% BIO</text:p>
          </table:table-cell>
          <table:table-cell table:style-name="ce20" table:formula="of:=IFERROR([.B20]/[.B9];0)" office:value-type="percentage" office:value="0.03124674513" calcext:value-type="percentage">
            <text:p>3.12%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Autre</text:p>
          </table:table-cell>
          <table:table-cell table:style-name="ce21" table:formula="of:=100%-[.B14]-[.B15]" office:value-type="percentage" office:value="0.8124153734" calcext:value-type="percentage">
            <text:p>81.24%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19" table:number-rows-spanned="1">
            <text:p>SUIVI OBJECTIFS EGALIM PAR FAMILLE DE PRODUIT</text:p>
          </table:table-cell>
          <table:covered-table-cell table:number-columns-repeated="17" table:style-name="ce22"/>
          <table:covered-table-cell table:style-name="ce41"/>
          <table:table-cell table:number-columns-repeated="1005"/>
        </table:table-row>
        <table:table-row table:style-name="ro5">
          <table:table-cell table:style-name="ce10"/>
          <table:table-cell table:style-name="ce23" office:value-type="string" calcext:value-type="string" table:number-columns-spanned="2" table:number-rows-spanned="1">
            <text:p>Bio</text:p>
          </table:table-cell>
          <table:covered-table-cell table:style-name="ce18"/>
          <table:table-cell table:style-name="ce27" office:value-type="string" calcext:value-type="string" table:number-columns-spanned="2" table:number-rows-spanned="1">
            <text:p>AOP/AOC/IGP/STG</text:p>
          </table:table-cell>
          <table:covered-table-cell table:style-name="ce18"/>
          <table:table-cell table:style-name="ce28" office:value-type="string" calcext:value-type="string" table:number-columns-spanned="2" table:number-rows-spanned="1">
            <text:p>Label Rouge</text:p>
          </table:table-cell>
          <table:covered-table-cell table:style-name="ce18"/>
          <table:table-cell table:style-name="ce29" office:value-type="string" calcext:value-type="string" table:number-columns-spanned="2" table:number-rows-spanned="1">
            <text:p>HVE (ou niveau 2 jusqu'en 2029)</text:p>
          </table:table-cell>
          <table:covered-table-cell table:style-name="ce18"/>
          <table:table-cell table:style-name="ce30" office:value-type="string" calcext:value-type="string" table:number-columns-spanned="2" table:number-rows-spanned="1">
            <text:p>Produits <text:s/>beneficiant de l'ecolabel peche durable</text:p>
          </table:table-cell>
          <table:covered-table-cell table:style-name="ce18"/>
          <table:table-cell table:style-name="ce32" office:value-type="string" calcext:value-type="string" table:number-columns-spanned="2" table:number-rows-spanned="1">
            <text:p>Label RUP ( Region ultraperipherique)</text:p>
          </table:table-cell>
          <table:covered-table-cell table:style-name="ce34"/>
          <table:table-cell table:style-name="ce36" office:value-type="string" calcext:value-type="string" table:number-columns-spanned="2" table:number-rows-spanned="1">
            <text:p>Produits fermiers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Externalités positives sur l'environnement</text:p>
          </table:table-cell>
          <table:covered-table-cell table:style-name="ce34"/>
          <table:table-cell table:style-name="ce40" office:value-type="string" calcext:value-type="string" table:number-columns-spanned="2" table:number-rows-spanned="1">
            <text:p>Produits equivalents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Hors EGAlim</text:p>
          </table:table-cell>
          <table:covered-table-cell table:style-name="ce18"/>
          <table:table-cell table:style-name="ce48" table:number-columns-repeated="7"/>
          <table:table-cell table:number-columns-repeated="99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4" office:value-type="float" office:value="300" calcext:value-type="float">
            <text:p>300.00€</text:p>
          </table:table-cell>
          <table:table-cell table:style-name="ce26"/>
          <table:table-cell table:style-name="ce24" office:value-type="float" office:value="0" calcext:value-type="float">
            <text:p>0.00€</text:p>
          </table:table-cell>
          <table:table-cell table:style-name="ce26"/>
          <table:table-cell table:style-name="ce24" office:value-type="float" office:value="400" calcext:value-type="float">
            <text:p>400.00€</text:p>
          </table:table-cell>
          <table:table-cell table:style-name="ce26"/>
          <table:table-cell table:style-name="ce24" office:value-type="float" office:value="0" calcext:value-type="float">
            <text:p>0.00€</text:p>
          </table:table-cell>
          <table:table-cell table:style-name="ce26"/>
          <table:table-cell table:style-name="ce24" office:value-type="float" office:value="678" calcext:value-type="float">
            <text:p>678.00€</text:p>
          </table:table-cell>
          <table:table-cell table:style-name="ce31"/>
          <table:table-cell table:style-name="ce33" office:value-type="float" office:value="0" calcext:value-type="float">
            <text:p>0.00€</text:p>
          </table:table-cell>
          <table:table-cell table:style-name="ce35"/>
          <table:table-cell table:style-name="ce33" office:value-type="float" office:value="0" calcext:value-type="float">
            <text:p>0.00€</text:p>
          </table:table-cell>
          <table:table-cell table:style-name="ce38"/>
          <table:table-cell table:style-name="ce33" office:value-type="float" office:value="78" calcext:value-type="float">
            <text:p>78.00€</text:p>
          </table:table-cell>
          <table:table-cell table:style-name="ce38"/>
          <table:table-cell table:style-name="ce33" office:value-type="float" office:value="345" calcext:value-type="float">
            <text:p>345.00€</text:p>
          </table:table-cell>
          <table:table-cell table:style-name="ce38"/>
          <table:table-cell table:style-name="ce44" office:value-type="float" office:value="7800" calcext:value-type="float">
            <text:p>7,800.00€</text:p>
          </table:table-cell>
          <table:table-cell table:style-name="ce26"/>
          <table:table-cell table:number-columns-repeated="100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1 - Calculer ses appros niveau simple'.B15:'1 - Calculer ses appros niveau simple'.B15">
            <calcext:condition calcext:apply-style-name="ConditionalStyle_1" calcext:value="&gt;&quot;20%&quot;" calcext:base-cell-address="'1 - Calculer ses appros niveau simple'.B15"/>
          </calcext:conditional-format>
          <calcext:conditional-format calcext:target-range-address="'1 - Calculer ses appros niveau simple'.B15:'1 - Calculer ses appros niveau simple'.B15">
            <calcext:condition calcext:apply-style-name="ConditionalStyle_2" calcext:value="&lt;&quot;20%&quot;" calcext:base-cell-address="'1 - Calculer ses appros niveau simple'.B15"/>
          </calcext:conditional-format>
          <calcext:conditional-format calcext:target-range-address="'1 - Calculer ses appros niveau simple'.B14:'1 - Calculer ses appros niveau simple'.B14">
            <calcext:condition calcext:apply-style-name="ConditionalStyle_1" calcext:value="&gt;&quot;30%&quot;" calcext:base-cell-address="'1 - Calculer ses appros niveau simple'.B14"/>
          </calcext:conditional-format>
          <calcext:conditional-format calcext:target-range-address="'1 - Calculer ses appros niveau simple'.B14:'1 - Calculer ses appros niveau simple'.B14">
            <calcext:condition calcext:apply-style-name="ConditionalStyle_3" calcext:value="&lt;&quot;50%&quot;" calcext:base-cell-address="'1 - Calculer ses appros niveau simple'.B14"/>
          </calcext:conditional-format>
        </calcext:conditional-formats>
      </table:table>
      <table:table table:name="2 - Calculer ses appros par catég pdts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TABLEAU DE BORD DE VOS APPROVISIONNEMENTS</text:p>
          </table:table-cell>
          <table:covered-table-cell table:number-columns-repeated="19" table:style-name="ce12"/>
          <table:covered-table-cell table:style-name="ce45"/>
          <table:table-cell table:number-columns-repeated="1003"/>
        </table:table-row>
        <table:table-row table:style-name="ro1">
          <table:covered-table-cell table:style-name="ce2"/>
          <table:covered-table-cell table:number-columns-repeated="19"/>
          <table:covered-table-cell table:style-name="ce46"/>
          <table:table-cell table:number-columns-repeated="1003"/>
        </table:table-row>
        <table:table-row table:style-name="ro1">
          <table:covered-table-cell table:style-name="ce3"/>
          <table:covered-table-cell table:number-columns-repeated="19" table:style-name="ce13"/>
          <table:covered-table-cell table:style-name="ce4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'2 - Calculer ses appros par catég pdts'.I17" table:end-x="28.94pt" table:end-y="29.96pt" draw:z-index="0" draw:name="Chart 2" draw:style-name="gr1" draw:text-style-name="P1" svg:width="353.96pt" svg:height="218.98pt" svg:x="75.74pt" svg:y="0pt">
              <draw:object draw:notify-on-update-of-ranges="'2 - Calculer ses appros par catég pdts'.A14:'2 - Calculer ses appros par catég pdts'.A16 '2 - Calculer ses appros par catég pdts'.B14:'2 - Calculer ses appros par catég pdts'.B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ype de période considéré</text:p>
          </table:table-cell>
          <table:table-cell table:style-name="ce14" table:content-validation-name="val4" office:value-type="string" calcext:value-type="string">
            <text:p>Moi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écision</text:p>
          </table:table-cell>
          <table:table-cell table:style-name="ce14" table:content-validation-name="val5" office:value-type="string" calcext:value-type="string">
            <text:p>janvie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née considérée</text:p>
          </table:table-cell>
          <table:table-cell table:style-name="ce14" table:content-validation-name="val6" office:value-type="float" office:value="2019" calcext:value-type="float">
            <text:p>201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tal achat euros HT</text:p>
          </table:table-cell>
          <table:table-cell table:style-name="ce15" table:formula="of:=[.B32]+[.D32]+[.F32]+[.H32]+[.J32]+[.L32]+[.N32]+[.P32]+[.R32]+[.T32]" office:value-type="float" office:value="5170" calcext:value-type="float">
            <text:p>5,170.00€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leur de controle achats reels</text:p>
          </table:table-cell>
          <table:table-cell table:style-name="ce16" office:value-type="currency" office:currency="EUR" office:value="6000" calcext:value-type="currency">
            <text:p>6,000.00 €</text:p>
          </table:table-cell>
          <table:table-cell table:style-name="ce25" table:formula="of:=[.B10]-[.B9]" office:value-type="currency" office:currency="EUR" office:value="830" calcext:value-type="currency">
            <text:p>830.00 €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b de couverts</text:p>
          </table:table-cell>
          <table:table-cell table:style-name="ce17" table:formula="of:=200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BILAN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7" office:value-type="string" calcext:value-type="string">
            <office:annotation draw:style-name="gr3" draw:text-style-name="P3" svg:width="320.6pt" svg:height="401.24pt" svg:x="220.73pt" svg:y="227.99pt" draw:caption-point-x="-11.54pt" draw:caption-point-y="-22.96pt">
              <dc:date>2021-01-22T00:00:00</dc:date>
              <text:p text:style-name="P2">Les produits bénéficiant de labels officiels de qualité ou d'origine tels que : </text:p>
              <text:p text:style-name="P2"/>
              <text:p text:style-name="P2">- le label rouge</text:p>
              <text:p text:style-name="P2"/>
              <text:p text:style-name="P2">- l’appellation d’origine (AOC/AOP)</text:p>
              <text:p text:style-name="P2"/>
              <text:p text:style-name="P2">- l’Indication Géographique (IGP)</text:p>
              <text:p text:style-name="P2"/>
              <text:p text:style-name="P2">- la Spécialité Traditionnelle Garantie (STG)</text:p>
              <text:p text:style-name="P2"/>
              <text:p text:style-name="P2">- la mention « issu d’une exploitation à Haute Valeur Environnementale » (HVE)</text:p>
              <text:p text:style-name="P2"/>
              <text:p text:style-name="P2">- l'écolabel pêche durable</text:p>
              <text:p text:style-name="P2"/>
              <text:p text:style-name="P2">- les produits bénéficiant du logo Région Ultrapériphérique (RUP)</text:p>
              <text:p text:style-name="P2"><text:tab/>-Jennifer Stéphan</text:p>
              <text:p text:style-name="P2">A noter : les produits acquis selon des modalités prenant en compte les coûts imputés aux externalités environnementales liées au produit pendant son cycle de vie peuvent être pris en compte</text:p>
              <text:p text:style-name="P2"><text:tab/>-Jennifer Stéphan</text:p>
            </office:annotation>
            <text:p>% Durable (hors BIO)</text:p>
          </table:table-cell>
          <table:table-cell table:style-name="ce50" table:formula="of:=IFERROR(([.D32]+[.F32]+[.H32]+[.J32]+[.L32]+[.N32]+[.P32]+[.R32])/[.B9];0)" office:value-type="percentage" office:value="0.4642166344" calcext:value-type="percentage">
            <text:p>46.42%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office:annotation draw:style-name="gr4" draw:text-style-name="P3" svg:width="320.6pt" svg:height="180.74pt" svg:x="220.73pt" svg:y="243.75pt" draw:caption-point-x="-11.54pt" draw:caption-point-y="-22.99pt">
              <dc:date>2021-01-22T00:00:00</dc:date>
              <text:p text:style-name="P2">L'ensemble des produits issus de l'agriculture biologique</text:p>
              <text:p text:style-name="P2"/>
              <text:p text:style-name="P2">A noter : les produits végétaux en conversion de plus d'un an entrent également dans le décompte</text:p>
              <text:p text:style-name="P2"><text:tab/>-Jennifer Stéphan</text:p>
            </office:annotation>
            <text:p>% BIO</text:p>
          </table:table-cell>
          <table:table-cell table:style-name="ce51" table:formula="of:=IFERROR([.B32]/[.B9];0)" office:value-type="percentage" office:value="0.2456479691" calcext:value-type="percentage">
            <text:p>24.56%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Autre</text:p>
          </table:table-cell>
          <table:table-cell table:style-name="ce21" table:formula="of:=100%-[.B14]-[.B15]" office:value-type="percentage" office:value="0.2901353965" calcext:value-type="percentage">
            <text:p>29.01%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19" table:number-rows-spanned="1">
            <text:p>SUIVI OBJECTIFS EGALIM PAR FAMILLE DE PRODUIT</text:p>
          </table:table-cell>
          <table:covered-table-cell table:number-columns-repeated="17" table:style-name="ce22"/>
          <table:covered-table-cell table:style-name="ce41"/>
          <table:table-cell table:number-columns-repeated="1005"/>
        </table:table-row>
        <table:table-row table:style-name="ro5">
          <table:table-cell table:style-name="ce10"/>
          <table:table-cell table:style-name="ce23" office:value-type="string" calcext:value-type="string" table:number-columns-spanned="2" table:number-rows-spanned="1">
            <text:p>Bio</text:p>
          </table:table-cell>
          <table:covered-table-cell table:style-name="ce18"/>
          <table:table-cell table:style-name="ce27" office:value-type="string" calcext:value-type="string" table:number-columns-spanned="2" table:number-rows-spanned="1">
            <text:p>AOP/AOC/IGP/STG</text:p>
          </table:table-cell>
          <table:covered-table-cell table:style-name="ce18"/>
          <table:table-cell table:style-name="ce28" office:value-type="string" calcext:value-type="string" table:number-columns-spanned="2" table:number-rows-spanned="1">
            <text:p>Label Rouge</text:p>
          </table:table-cell>
          <table:covered-table-cell table:style-name="ce18"/>
          <table:table-cell table:style-name="ce29" office:value-type="string" calcext:value-type="string" table:number-columns-spanned="2" table:number-rows-spanned="1">
            <text:p>HVE (ou niveau 2 jusqu'en 2029)</text:p>
          </table:table-cell>
          <table:covered-table-cell table:style-name="ce18"/>
          <table:table-cell table:style-name="ce30" office:value-type="string" calcext:value-type="string" table:number-columns-spanned="2" table:number-rows-spanned="1">
            <text:p>Produits <text:s/>beneficiant de l'ecolabel peche durable</text:p>
          </table:table-cell>
          <table:covered-table-cell table:style-name="ce18"/>
          <table:table-cell table:style-name="ce32" office:value-type="string" calcext:value-type="string" table:number-columns-spanned="2" table:number-rows-spanned="1">
            <text:p>Label RUP ( Region ultraperipherique)</text:p>
          </table:table-cell>
          <table:covered-table-cell table:style-name="ce34"/>
          <table:table-cell table:style-name="ce36" office:value-type="string" calcext:value-type="string" table:number-columns-spanned="2" table:number-rows-spanned="1">
            <text:p>Produits fermiers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office:annotation draw:style-name="gr2" draw:text-style-name="P3" svg:width="320.6pt" svg:height="42.75pt" svg:x="1422.99pt" svg:y="413.23pt" draw:caption-point-x="68.6pt" draw:caption-point-y="-40.96pt">
              <dc:date>2021-01-22T00:00:00</dc:date>
              <text:p text:style-name="P2">rajouter une explication</text:p>
              <text:p text:style-name="P2"><text:tab/>-Jennifer Stéphan</text:p>
            </office:annotation>
            <text:p>Externalités positives sur l'environnement</text:p>
          </table:table-cell>
          <table:covered-table-cell table:style-name="ce34"/>
          <table:table-cell table:style-name="ce40" office:value-type="string" calcext:value-type="string" table:number-columns-spanned="2" table:number-rows-spanned="1">
            <text:p>Produits equivalents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Hors EGAlim</text:p>
          </table:table-cell>
          <table:covered-table-cell table:style-name="ce18"/>
          <table:table-cell table:style-name="ce48" table:number-columns-repeated="7"/>
          <table:table-cell table:number-columns-repeated="996"/>
        </table:table-row>
        <table:table-row table:style-name="ro1">
          <table:table-cell table:style-name="ce49" office:value-type="string" calcext:value-type="string">
            <text:p>🐄 <text:s/>Viande fraiche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0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0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0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0]/[.$H32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0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0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0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0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0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0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🌽 <text:s/>Légume frais et 4ème gamme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1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1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1]/[.$F$32];0)" office:value-type="percentage" office:value="0" calcext:value-type="percentage">
            <text:p>0%</text:p>
          </table:table-cell>
          <table:table-cell table:style-name="ce52" office:value-type="float" office:value="100" calcext:value-type="float">
            <text:p>100.00€</text:p>
          </table:table-cell>
          <table:table-cell table:style-name="ce54" table:formula="of:=IFERROR([.H21]/[.$H33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1]/[.$J$32];0)" office:value-type="percentage" office:value="0" calcext:value-type="percentage">
            <text:p>0.00%</text:p>
          </table:table-cell>
          <table:table-cell table:style-name="ce57" office:value-type="float" office:value="200" calcext:value-type="float">
            <text:p>200.00€</text:p>
          </table:table-cell>
          <table:table-cell table:style-name="ce54" table:formula="of:=IFERROR([.T21]/[.$T$32];0)" office:value-type="percentage" office:value="0.133333333333333" calcext:value-type="percentage">
            <text:p>13.33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🍐 <text:s/>Fruit frais</text:p>
          </table:table-cell>
          <table:table-cell table:style-name="ce52" office:value-type="float" office:value="400" calcext:value-type="float">
            <text:p>400.00€</text:p>
          </table:table-cell>
          <table:table-cell table:style-name="ce53" table:formula="of:=IFERROR([.B22]/[.$B$32];0)" office:value-type="percentage" office:value="0.31496062992126" calcext:value-type="percentage">
            <text:p>31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2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2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2]/[.$H34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2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2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2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2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2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2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🍗 <text:s/>Volailles fraiches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3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3]/[.$D$32];0)" office:value-type="percentage" office:value="0" calcext:value-type="percentage">
            <text:p>0%</text:p>
          </table:table-cell>
          <table:table-cell table:style-name="ce52" office:value-type="float" office:value="200" calcext:value-type="float">
            <text:p>200.00€</text:p>
          </table:table-cell>
          <table:table-cell table:style-name="ce53" table:formula="of:=IFERROR([.F23]/[.$F$32];0)" office:value-type="percentage" office:value="1" calcext:value-type="percentage">
            <text:p>1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3]/[.$H35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3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3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3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3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3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3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🍪 <text:s/>Epicerie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4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4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4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4]/[.$H36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4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4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4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4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4]/[.$J$32];0)" office:value-type="percentage" office:value="0" calcext:value-type="percentage">
            <text:p>0.00%</text:p>
          </table:table-cell>
          <table:table-cell table:style-name="ce57" office:value-type="float" office:value="400" calcext:value-type="float">
            <text:p>400.00€</text:p>
          </table:table-cell>
          <table:table-cell table:style-name="ce54" table:formula="of:=IFERROR([.T24]/[.$T$32];0)" office:value-type="percentage" office:value="0.266666666666667" calcext:value-type="percentage">
            <text:p>26.67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🐖 <text:s/>Charcuterie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5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5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5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5]/[.$H37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5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5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5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5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5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5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🍞 <text:s/>Boulangerie/Pâtisserie</text:p>
          </table:table-cell>
          <table:table-cell table:style-name="ce52" office:value-type="float" office:value="20" calcext:value-type="float">
            <text:p>20.00€</text:p>
          </table:table-cell>
          <table:table-cell table:style-name="ce53" table:formula="of:=IFERROR([.B26]/[.$B$32];0)" office:value-type="percentage" office:value="0.015748031496063" calcext:value-type="percentage">
            <text:p>2%</text:p>
          </table:table-cell>
          <table:table-cell table:style-name="ce52" office:value-type="float" office:value="100" calcext:value-type="float">
            <text:p>100.00€</text:p>
          </table:table-cell>
          <table:table-cell table:style-name="ce53" table:formula="of:=IFERROR([.D26]/[.$D$32];0)" office:value-type="percentage" office:value="1" calcext:value-type="percentage">
            <text:p>1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6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6]/[.$H38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6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6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6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6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6]/[.$J$32];0)" office:value-type="percentage" office:value="0" calcext:value-type="percentage">
            <text:p>0.00%</text:p>
          </table:table-cell>
          <table:table-cell table:style-name="ce57" office:value-type="float" office:value="400" calcext:value-type="float">
            <text:p>400.00€</text:p>
          </table:table-cell>
          <table:table-cell table:style-name="ce54" table:formula="of:=IFERROR([.T26]/[.$T$32];0)" office:value-type="percentage" office:value="0.266666666666667" calcext:value-type="percentage">
            <text:p>26.67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🧀 <text:s/>Beurre/oeuf/fromage</text:p>
          </table:table-cell>
          <table:table-cell table:style-name="ce52" office:value-type="float" office:value="300" calcext:value-type="float">
            <text:p>300.00€</text:p>
          </table:table-cell>
          <table:table-cell table:style-name="ce53" table:formula="of:=IFERROR([.B27]/[.$B$32];0)" office:value-type="percentage" office:value="0.236220472440945" calcext:value-type="percentage">
            <text:p>24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7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7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7]/[.$H39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7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7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7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7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7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7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❄️ <text:s/>Surgelés</text:p>
          </table:table-cell>
          <table:table-cell table:style-name="ce52" office:value-type="float" office:value="250" calcext:value-type="float">
            <text:p>250.00€</text:p>
          </table:table-cell>
          <table:table-cell table:style-name="ce53" table:formula="of:=IFERROR([.B28]/[.$B$32];0)" office:value-type="percentage" office:value="0.196850393700787" calcext:value-type="percentage">
            <text:p>2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8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8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8]/[.$H40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8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8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8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8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8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8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⚓️ <text:s/>Conserve</text:p>
          </table:table-cell>
          <table:table-cell table:style-name="ce52" office:value-type="float" office:value="300" calcext:value-type="float">
            <text:p>300.00€</text:p>
          </table:table-cell>
          <table:table-cell table:style-name="ce53" table:formula="of:=IFERROR([.B29]/[.$B$32];0)" office:value-type="percentage" office:value="0.236220472440945" calcext:value-type="percentage">
            <text:p>24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9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9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9]/[.$H41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9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9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9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9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9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9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🌊 <text:s/>Produits de la mer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30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30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30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30]/[.$H40];0)" office:value-type="percentage" office:value="0" calcext:value-type="percentage">
            <text:p>0.00%</text:p>
          </table:table-cell>
          <table:table-cell table:style-name="ce52" office:value-type="float" office:value="400" calcext:value-type="float">
            <text:p>400.00€</text:p>
          </table:table-cell>
          <table:table-cell table:style-name="ce55" table:formula="of:=IFERROR([.J30]/[.$J$32];0)" office:value-type="percentage" office:value="1" calcext:value-type="percentage">
            <text:p>100.00%</text:p>
          </table:table-cell>
          <table:table-cell table:style-name="ce56" office:value-type="float" office:value="400" calcext:value-type="float">
            <text:p>400.00€</text:p>
          </table:table-cell>
          <table:table-cell table:style-name="ce55" table:formula="of:=IFERROR([.L30]/[.$J$32];0)" office:value-type="percentage" office:value="1" calcext:value-type="percentage">
            <text:p>100.00%</text:p>
          </table:table-cell>
          <table:table-cell table:style-name="ce56" office:value-type="float" office:value="400" calcext:value-type="float">
            <text:p>400.00€</text:p>
          </table:table-cell>
          <table:table-cell table:style-name="ce55" table:formula="of:=IFERROR([.N30]/[.$J$32];0)" office:value-type="percentage" office:value="1" calcext:value-type="percentage">
            <text:p>100.00%</text:p>
          </table:table-cell>
          <table:table-cell table:style-name="ce56" office:value-type="float" office:value="400" calcext:value-type="float">
            <text:p>400.00€</text:p>
          </table:table-cell>
          <table:table-cell table:style-name="ce55" table:formula="of:=IFERROR([.P30]/[.$J$32];0)" office:value-type="percentage" office:value="1" calcext:value-type="percentage">
            <text:p>100.00%</text:p>
          </table:table-cell>
          <table:table-cell table:style-name="ce56" office:value-type="float" office:value="400" calcext:value-type="float">
            <text:p>400.00€</text:p>
          </table:table-cell>
          <table:table-cell table:style-name="ce55" table:formula="of:=IFERROR([.R30]/[.$J$32];0)" office:value-type="percentage" office:value="1" calcext:value-type="percentage">
            <text:p>100.00%</text:p>
          </table:table-cell>
          <table:table-cell table:style-name="ce57" office:value-type="float" office:value="300" calcext:value-type="float">
            <text:p>300.00€</text:p>
          </table:table-cell>
          <table:table-cell table:style-name="ce54" table:formula="of:=IFERROR([.T30]/[.$T$32];0)" office:value-type="percentage" office:value="0.2" calcext:value-type="percentage">
            <text:p>2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🍹 <text:s/>Boissons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31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31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31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31]/[.$H41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3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3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3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3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31]/[.$J$32];0)" office:value-type="percentage" office:value="0" calcext:value-type="percentage">
            <text:p>0.00%</text:p>
          </table:table-cell>
          <table:table-cell table:style-name="ce57" office:value-type="float" office:value="200" calcext:value-type="float">
            <text:p>200.00€</text:p>
          </table:table-cell>
          <table:table-cell table:style-name="ce54" table:formula="of:=IFERROR([.T31]/[.$T$32];0)" office:value-type="percentage" office:value="0.133333333333333" calcext:value-type="percentage">
            <text:p>13.33%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4" table:formula="of:=SUM([.B20:.B31])" office:value-type="float" office:value="1270" calcext:value-type="float">
            <text:p>1,270.00€</text:p>
          </table:table-cell>
          <table:table-cell table:style-name="ce26"/>
          <table:table-cell table:style-name="ce24" table:formula="of:=SUM([.D20:.D31])" office:value-type="float" office:value="100" calcext:value-type="float">
            <text:p>100.00€</text:p>
          </table:table-cell>
          <table:table-cell table:style-name="ce26"/>
          <table:table-cell table:style-name="ce24" table:formula="of:=SUM([.F20:.F31])" office:value-type="float" office:value="200" calcext:value-type="float">
            <text:p>200.00€</text:p>
          </table:table-cell>
          <table:table-cell table:style-name="ce26"/>
          <table:table-cell table:style-name="ce24" table:formula="of:=SUM([.H20:.H31])" office:value-type="float" office:value="100" calcext:value-type="float">
            <text:p>100.00€</text:p>
          </table:table-cell>
          <table:table-cell table:style-name="ce26"/>
          <table:table-cell table:style-name="ce24" table:formula="of:=SUM([.J20:.J31])" office:value-type="float" office:value="400" calcext:value-type="float">
            <text:p>400.00€</text:p>
          </table:table-cell>
          <table:table-cell table:style-name="ce31"/>
          <table:table-cell table:style-name="ce33" table:formula="of:=SUM([.L20:.L31])" office:value-type="float" office:value="400" calcext:value-type="float">
            <text:p>400.00€</text:p>
          </table:table-cell>
          <table:table-cell table:style-name="ce35"/>
          <table:table-cell table:style-name="ce33" table:formula="of:=SUM([.N20:.N31])" office:value-type="float" office:value="400" calcext:value-type="float">
            <text:p>400.00€</text:p>
          </table:table-cell>
          <table:table-cell table:style-name="ce38"/>
          <table:table-cell table:style-name="ce33" table:formula="of:=SUM([.P20:.P31])" office:value-type="float" office:value="400" calcext:value-type="float">
            <text:p>400.00€</text:p>
          </table:table-cell>
          <table:table-cell table:style-name="ce38"/>
          <table:table-cell table:style-name="ce33" table:formula="of:=SUM([.R20:.R31])" office:value-type="float" office:value="400" calcext:value-type="float">
            <text:p>400.00€</text:p>
          </table:table-cell>
          <table:table-cell table:style-name="ce38"/>
          <table:table-cell table:style-name="ce44" table:formula="of:=SUM([.T20:.T31])" office:value-type="float" office:value="1500" calcext:value-type="float">
            <text:p>1,500.00€</text:p>
          </table:table-cell>
          <table:table-cell table:style-name="ce26"/>
          <table:table-cell table:number-columns-repeated="100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 - Calculer ses appros par catég pdts'.B15:'2 - Calculer ses appros par catég pdts'.B15">
            <calcext:condition calcext:apply-style-name="ConditionalStyle_1" calcext:value="&gt;&quot;20%&quot;" calcext:base-cell-address="'2 - Calculer ses appros par catég pdts'.B15"/>
          </calcext:conditional-format>
          <calcext:conditional-format calcext:target-range-address="'2 - Calculer ses appros par catég pdts'.B15:'2 - Calculer ses appros par catég pdts'.B15">
            <calcext:condition calcext:apply-style-name="ConditionalStyle_2" calcext:value="&lt;&quot;20%&quot;" calcext:base-cell-address="'2 - Calculer ses appros par catég pdts'.B15"/>
          </calcext:conditional-format>
          <calcext:conditional-format calcext:target-range-address="'2 - Calculer ses appros par catég pdts'.B14:'2 - Calculer ses appros par catég pdts'.B14">
            <calcext:condition calcext:apply-style-name="ConditionalStyle_1" calcext:value="&gt;&quot;30%&quot;" calcext:base-cell-address="'2 - Calculer ses appros par catég pdts'.B14"/>
          </calcext:conditional-format>
          <calcext:conditional-format calcext:target-range-address="'2 - Calculer ses appros par catég pdts'.B14:'2 - Calculer ses appros par catég pdts'.B14">
            <calcext:condition calcext:apply-style-name="ConditionalStyle_3" calcext:value="&lt;&quot;50%&quot;" calcext:base-cell-address="'2 - Calculer ses appros par catég pdts'.B14"/>
          </calcext:conditional-format>
        </calcext:conditional-formats>
      </table:table>
      <table:table table:name="3 - Calculer ses appros par fournisseurs" table:style-name="ta3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TABLEAU DE BORD DE VOS APPROVISIONNEMENTS</text:p>
          </table:table-cell>
          <table:covered-table-cell table:number-columns-repeated="19" table:style-name="ce12"/>
          <table:covered-table-cell table:style-name="ce45"/>
          <table:table-cell table:number-columns-repeated="1003"/>
        </table:table-row>
        <table:table-row table:style-name="ro1">
          <table:covered-table-cell table:style-name="ce2"/>
          <table:covered-table-cell table:number-columns-repeated="19"/>
          <table:covered-table-cell table:style-name="ce46"/>
          <table:table-cell table:number-columns-repeated="1003"/>
        </table:table-row>
        <table:table-row table:style-name="ro1">
          <table:covered-table-cell table:style-name="ce3"/>
          <table:covered-table-cell table:number-columns-repeated="19" table:style-name="ce13"/>
          <table:covered-table-cell table:style-name="ce4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'3 - Calculer ses appros par fournisseurs'.I17" table:end-x="28.94pt" table:end-y="29.96pt" draw:z-index="0" draw:name="Chart 3" draw:style-name="gr1" draw:text-style-name="P1" svg:width="353.96pt" svg:height="218.98pt" svg:x="75.74pt" svg:y="0pt">
              <draw:object draw:notify-on-update-of-ranges="'3 - Calculer ses appros par fournisseurs'.A14:'3 - Calculer ses appros par fournisseurs'.A16 '3 - Calculer ses appros par fournisseurs'.B14:'3 - Calculer ses appros par fournisseurs'.B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ype de période considéré</text:p>
          </table:table-cell>
          <table:table-cell table:style-name="ce14" table:content-validation-name="val7" office:value-type="string" calcext:value-type="string">
            <text:p>Moi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écision</text:p>
          </table:table-cell>
          <table:table-cell table:style-name="ce14" table:content-validation-name="val8" office:value-type="string" calcext:value-type="string">
            <text:p>janvie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née considérée</text:p>
          </table:table-cell>
          <table:table-cell table:style-name="ce14" table:content-validation-name="val9" office:value-type="float" office:value="2019" calcext:value-type="float">
            <text:p>201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tal achat euros HT</text:p>
          </table:table-cell>
          <table:table-cell table:style-name="ce15" table:formula="of:=[.B32]+[.D32]+[.F32]+[.H32]+[.J32]+[.L32]+[.N32]+[.P32]+[.R32]+[.T32]" office:value-type="float" office:value="5170" calcext:value-type="float">
            <text:p>5,170.00€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leur de controle achats reels</text:p>
          </table:table-cell>
          <table:table-cell table:style-name="ce16" office:value-type="currency" office:currency="EUR" office:value="6000" calcext:value-type="currency">
            <text:p>6,000.00 €</text:p>
          </table:table-cell>
          <table:table-cell table:style-name="ce25" table:formula="of:=[.B10]-[.B9]" office:value-type="currency" office:currency="EUR" office:value="830" calcext:value-type="currency">
            <text:p>830.00 €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b de couverts</text:p>
          </table:table-cell>
          <table:table-cell table:style-name="ce17" table:formula="of:=200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BILAN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7" office:value-type="string" calcext:value-type="string">
            <text:p>% Durable (hors BIO)</text:p>
          </table:table-cell>
          <table:table-cell table:style-name="ce58" table:formula="of:=IFERROR(([.D32]+[.F32]+[.H32]+[.J32]+[.L32]+[.N32]+[.P32]+[.R32])/[.B9];0)" office:value-type="percentage" office:value="0.4642166344" calcext:value-type="percentage">
            <text:p>46.42%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% BIO</text:p>
          </table:table-cell>
          <table:table-cell table:style-name="ce59" table:formula="of:=IFERROR([.B32]/[.B9];0)" office:value-type="percentage" office:value="0.2456479691" calcext:value-type="percentage">
            <text:p>24.56%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Autre</text:p>
          </table:table-cell>
          <table:table-cell table:style-name="ce21" table:formula="of:=100%-[.B14]-[.B15]" office:value-type="percentage" office:value="0.2901353965" calcext:value-type="percentage">
            <text:p>29.01%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19" table:number-rows-spanned="1">
            <text:p>SUIVI OBJECTIFS EGALIM PAR FAMILLE DE PRODUIT</text:p>
          </table:table-cell>
          <table:covered-table-cell table:number-columns-repeated="17" table:style-name="ce22"/>
          <table:covered-table-cell table:style-name="ce41"/>
          <table:table-cell table:number-columns-repeated="1005"/>
        </table:table-row>
        <table:table-row table:style-name="ro5">
          <table:table-cell table:style-name="ce10"/>
          <table:table-cell table:style-name="ce23" office:value-type="string" calcext:value-type="string" table:number-columns-spanned="2" table:number-rows-spanned="1">
            <text:p>Bio</text:p>
          </table:table-cell>
          <table:covered-table-cell table:style-name="ce18"/>
          <table:table-cell table:style-name="ce27" office:value-type="string" calcext:value-type="string" table:number-columns-spanned="2" table:number-rows-spanned="1">
            <text:p>AOP/AOC/IGP/STG</text:p>
          </table:table-cell>
          <table:covered-table-cell table:style-name="ce18"/>
          <table:table-cell table:style-name="ce28" office:value-type="string" calcext:value-type="string" table:number-columns-spanned="2" table:number-rows-spanned="1">
            <text:p>Label Rouge</text:p>
          </table:table-cell>
          <table:covered-table-cell table:style-name="ce18"/>
          <table:table-cell table:style-name="ce29" office:value-type="string" calcext:value-type="string" table:number-columns-spanned="2" table:number-rows-spanned="1">
            <text:p>HVE (ou niveau 2 jusqu'en 2029)</text:p>
          </table:table-cell>
          <table:covered-table-cell table:style-name="ce18"/>
          <table:table-cell table:style-name="ce30" office:value-type="string" calcext:value-type="string" table:number-columns-spanned="2" table:number-rows-spanned="1">
            <text:p>Produits <text:s/>beneficiant de l'ecolabel peche durable</text:p>
          </table:table-cell>
          <table:covered-table-cell table:style-name="ce18"/>
          <table:table-cell table:style-name="ce32" office:value-type="string" calcext:value-type="string" table:number-columns-spanned="2" table:number-rows-spanned="1">
            <text:p>Label RUP ( Region ultraperipherique)</text:p>
          </table:table-cell>
          <table:covered-table-cell table:style-name="ce34"/>
          <table:table-cell table:style-name="ce36" office:value-type="string" calcext:value-type="string" table:number-columns-spanned="2" table:number-rows-spanned="1">
            <text:p>Produits fermiers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Externalités positives sur l'environnement</text:p>
          </table:table-cell>
          <table:covered-table-cell table:style-name="ce34"/>
          <table:table-cell table:style-name="ce40" office:value-type="string" calcext:value-type="string" table:number-columns-spanned="2" table:number-rows-spanned="1">
            <text:p>Produits equivalents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Hors EGAlim</text:p>
          </table:table-cell>
          <table:covered-table-cell table:style-name="ce18"/>
          <table:table-cell table:style-name="ce48" table:number-columns-repeated="7"/>
          <table:table-cell table:number-columns-repeated="996"/>
        </table:table-row>
        <table:table-row table:style-name="ro1">
          <table:table-cell table:style-name="ce49" office:value-type="string" calcext:value-type="string">
            <text:p>FOURNISSEUR 1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0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0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0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0]/[.$H32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0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0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0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0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0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0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2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1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1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1]/[.$F$32];0)" office:value-type="percentage" office:value="0" calcext:value-type="percentage">
            <text:p>0%</text:p>
          </table:table-cell>
          <table:table-cell table:style-name="ce52" office:value-type="float" office:value="100" calcext:value-type="float">
            <text:p>100.00€</text:p>
          </table:table-cell>
          <table:table-cell table:style-name="ce54" table:formula="of:=IFERROR([.H21]/[.$H33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1]/[.$J$32];0)" office:value-type="percentage" office:value="0" calcext:value-type="percentage">
            <text:p>0.00%</text:p>
          </table:table-cell>
          <table:table-cell table:style-name="ce57" office:value-type="float" office:value="200" calcext:value-type="float">
            <text:p>200.00€</text:p>
          </table:table-cell>
          <table:table-cell table:style-name="ce54" table:formula="of:=IFERROR([.T21]/[.$T$32];0)" office:value-type="percentage" office:value="0.133333333333333" calcext:value-type="percentage">
            <text:p>13.33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3</text:p>
          </table:table-cell>
          <table:table-cell table:style-name="ce52" office:value-type="float" office:value="400" calcext:value-type="float">
            <text:p>400.00€</text:p>
          </table:table-cell>
          <table:table-cell table:style-name="ce53" table:formula="of:=IFERROR([.B22]/[.$B$32];0)" office:value-type="percentage" office:value="0.31496062992126" calcext:value-type="percentage">
            <text:p>31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2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2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2]/[.$H34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2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2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2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2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2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2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4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3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3]/[.$D$32];0)" office:value-type="percentage" office:value="0" calcext:value-type="percentage">
            <text:p>0%</text:p>
          </table:table-cell>
          <table:table-cell table:style-name="ce52" office:value-type="float" office:value="200" calcext:value-type="float">
            <text:p>200.00€</text:p>
          </table:table-cell>
          <table:table-cell table:style-name="ce53" table:formula="of:=IFERROR([.F23]/[.$F$32];0)" office:value-type="percentage" office:value="1" calcext:value-type="percentage">
            <text:p>1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3]/[.$H35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3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3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3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3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3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3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5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4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4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4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4]/[.$H36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4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4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4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4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4]/[.$J$32];0)" office:value-type="percentage" office:value="0" calcext:value-type="percentage">
            <text:p>0.00%</text:p>
          </table:table-cell>
          <table:table-cell table:style-name="ce57" office:value-type="float" office:value="400" calcext:value-type="float">
            <text:p>400.00€</text:p>
          </table:table-cell>
          <table:table-cell table:style-name="ce54" table:formula="of:=IFERROR([.T24]/[.$T$32];0)" office:value-type="percentage" office:value="0.266666666666667" calcext:value-type="percentage">
            <text:p>26.67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6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25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5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5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5]/[.$H37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5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5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5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5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5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5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7</text:p>
          </table:table-cell>
          <table:table-cell table:style-name="ce52" office:value-type="float" office:value="20" calcext:value-type="float">
            <text:p>20.00€</text:p>
          </table:table-cell>
          <table:table-cell table:style-name="ce53" table:formula="of:=IFERROR([.B26]/[.$B$32];0)" office:value-type="percentage" office:value="0.015748031496063" calcext:value-type="percentage">
            <text:p>2%</text:p>
          </table:table-cell>
          <table:table-cell table:style-name="ce52" office:value-type="float" office:value="100" calcext:value-type="float">
            <text:p>100.00€</text:p>
          </table:table-cell>
          <table:table-cell table:style-name="ce53" table:formula="of:=IFERROR([.D26]/[.$D$32];0)" office:value-type="percentage" office:value="1" calcext:value-type="percentage">
            <text:p>1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6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6]/[.$H38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6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6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6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6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6]/[.$J$32];0)" office:value-type="percentage" office:value="0" calcext:value-type="percentage">
            <text:p>0.00%</text:p>
          </table:table-cell>
          <table:table-cell table:style-name="ce57" office:value-type="float" office:value="400" calcext:value-type="float">
            <text:p>400.00€</text:p>
          </table:table-cell>
          <table:table-cell table:style-name="ce54" table:formula="of:=IFERROR([.T26]/[.$T$32];0)" office:value-type="percentage" office:value="0.266666666666667" calcext:value-type="percentage">
            <text:p>26.67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8</text:p>
          </table:table-cell>
          <table:table-cell table:style-name="ce52" office:value-type="float" office:value="300" calcext:value-type="float">
            <text:p>300.00€</text:p>
          </table:table-cell>
          <table:table-cell table:style-name="ce53" table:formula="of:=IFERROR([.B27]/[.$B$32];0)" office:value-type="percentage" office:value="0.236220472440945" calcext:value-type="percentage">
            <text:p>24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7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7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7]/[.$H39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7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7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7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7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7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7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9</text:p>
          </table:table-cell>
          <table:table-cell table:style-name="ce52" office:value-type="float" office:value="250" calcext:value-type="float">
            <text:p>250.00€</text:p>
          </table:table-cell>
          <table:table-cell table:style-name="ce53" table:formula="of:=IFERROR([.B28]/[.$B$32];0)" office:value-type="percentage" office:value="0.196850393700787" calcext:value-type="percentage">
            <text:p>2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8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8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8]/[.$H40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8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8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8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8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8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8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10</text:p>
          </table:table-cell>
          <table:table-cell table:style-name="ce52" office:value-type="float" office:value="300" calcext:value-type="float">
            <text:p>300.00€</text:p>
          </table:table-cell>
          <table:table-cell table:style-name="ce53" table:formula="of:=IFERROR([.B29]/[.$B$32];0)" office:value-type="percentage" office:value="0.236220472440945" calcext:value-type="percentage">
            <text:p>24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29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29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29]/[.$H41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29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29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29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29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29]/[.$J$32];0)" office:value-type="percentage" office:value="0" calcext:value-type="percentage">
            <text:p>0.00%</text:p>
          </table:table-cell>
          <table:table-cell table:style-name="ce57" office:value-type="float" office:value="0" calcext:value-type="float">
            <text:p>0.00€</text:p>
          </table:table-cell>
          <table:table-cell table:style-name="ce54" table:formula="of:=IFERROR([.T29]/[.$T$32];0)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11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30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30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30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30]/[.$H40];0)" office:value-type="percentage" office:value="0" calcext:value-type="percentage">
            <text:p>0.00%</text:p>
          </table:table-cell>
          <table:table-cell table:style-name="ce52" office:value-type="float" office:value="400" calcext:value-type="float">
            <text:p>400.00€</text:p>
          </table:table-cell>
          <table:table-cell table:style-name="ce55" table:formula="of:=IFERROR([.J30]/[.$J$32];0)" office:value-type="percentage" office:value="1" calcext:value-type="percentage">
            <text:p>100.00%</text:p>
          </table:table-cell>
          <table:table-cell table:style-name="ce56" office:value-type="float" office:value="400" calcext:value-type="float">
            <text:p>400.00€</text:p>
          </table:table-cell>
          <table:table-cell table:style-name="ce55" table:formula="of:=IFERROR([.L30]/[.$J$32];0)" office:value-type="percentage" office:value="1" calcext:value-type="percentage">
            <text:p>100.00%</text:p>
          </table:table-cell>
          <table:table-cell table:style-name="ce56" office:value-type="float" office:value="400" calcext:value-type="float">
            <text:p>400.00€</text:p>
          </table:table-cell>
          <table:table-cell table:style-name="ce55" table:formula="of:=IFERROR([.N30]/[.$J$32];0)" office:value-type="percentage" office:value="1" calcext:value-type="percentage">
            <text:p>100.00%</text:p>
          </table:table-cell>
          <table:table-cell table:style-name="ce56" office:value-type="float" office:value="400" calcext:value-type="float">
            <text:p>400.00€</text:p>
          </table:table-cell>
          <table:table-cell table:style-name="ce55" table:formula="of:=IFERROR([.P30]/[.$J$32];0)" office:value-type="percentage" office:value="1" calcext:value-type="percentage">
            <text:p>100.00%</text:p>
          </table:table-cell>
          <table:table-cell table:style-name="ce56" office:value-type="float" office:value="400" calcext:value-type="float">
            <text:p>400.00€</text:p>
          </table:table-cell>
          <table:table-cell table:style-name="ce55" table:formula="of:=IFERROR([.R30]/[.$J$32];0)" office:value-type="percentage" office:value="1" calcext:value-type="percentage">
            <text:p>100.00%</text:p>
          </table:table-cell>
          <table:table-cell table:style-name="ce57" office:value-type="float" office:value="300" calcext:value-type="float">
            <text:p>300.00€</text:p>
          </table:table-cell>
          <table:table-cell table:style-name="ce54" table:formula="of:=IFERROR([.T30]/[.$T$32];0)" office:value-type="percentage" office:value="0.2" calcext:value-type="percentage">
            <text:p>20.00%</text:p>
          </table:table-cell>
          <table:table-cell table:number-columns-repeated="1003"/>
        </table:table-row>
        <table:table-row table:style-name="ro1">
          <table:table-cell table:style-name="ce49" office:value-type="string" calcext:value-type="string">
            <text:p>FOURNISSEUR 12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B31]/[.$B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D31]/[.$D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3" table:formula="of:=IFERROR([.F31]/[.$F$32];0)" office:value-type="percentage" office:value="0" calcext:value-type="percentage">
            <text:p>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4" table:formula="of:=IFERROR([.H31]/[.$H41];0)" office:value-type="percentage" office:value="0" calcext:value-type="percentage">
            <text:p>0.00%</text:p>
          </table:table-cell>
          <table:table-cell table:style-name="ce52" office:value-type="float" office:value="0" calcext:value-type="float">
            <text:p>0.00€</text:p>
          </table:table-cell>
          <table:table-cell table:style-name="ce55" table:formula="of:=IFERROR([.J3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L3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N3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P31]/[.$J$32];0)" office:value-type="percentage" office:value="0" calcext:value-type="percentage">
            <text:p>0.00%</text:p>
          </table:table-cell>
          <table:table-cell table:style-name="ce56" office:value-type="float" office:value="0" calcext:value-type="float">
            <text:p>0.00€</text:p>
          </table:table-cell>
          <table:table-cell table:style-name="ce55" table:formula="of:=IFERROR([.R31]/[.$J$32];0)" office:value-type="percentage" office:value="0" calcext:value-type="percentage">
            <text:p>0.00%</text:p>
          </table:table-cell>
          <table:table-cell table:style-name="ce57" office:value-type="float" office:value="200" calcext:value-type="float">
            <text:p>200.00€</text:p>
          </table:table-cell>
          <table:table-cell table:style-name="ce54" table:formula="of:=IFERROR([.T31]/[.$T$32];0)" office:value-type="percentage" office:value="0.133333333333333" calcext:value-type="percentage">
            <text:p>13.33%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4" table:formula="of:=SUM([.B20:.B31])" office:value-type="float" office:value="1270" calcext:value-type="float">
            <text:p>1,270.00€</text:p>
          </table:table-cell>
          <table:table-cell table:style-name="ce26"/>
          <table:table-cell table:style-name="ce24" table:formula="of:=SUM([.D20:.D31])" office:value-type="float" office:value="100" calcext:value-type="float">
            <text:p>100.00€</text:p>
          </table:table-cell>
          <table:table-cell table:style-name="ce26"/>
          <table:table-cell table:style-name="ce24" table:formula="of:=SUM([.F20:.F31])" office:value-type="float" office:value="200" calcext:value-type="float">
            <text:p>200.00€</text:p>
          </table:table-cell>
          <table:table-cell table:style-name="ce26"/>
          <table:table-cell table:style-name="ce24" table:formula="of:=SUM([.H20:.H31])" office:value-type="float" office:value="100" calcext:value-type="float">
            <text:p>100.00€</text:p>
          </table:table-cell>
          <table:table-cell table:style-name="ce26"/>
          <table:table-cell table:style-name="ce24" table:formula="of:=SUM([.J20:.J31])" office:value-type="float" office:value="400" calcext:value-type="float">
            <text:p>400.00€</text:p>
          </table:table-cell>
          <table:table-cell table:style-name="ce31"/>
          <table:table-cell table:style-name="ce33" table:formula="of:=SUM([.L20:.L31])" office:value-type="float" office:value="400" calcext:value-type="float">
            <text:p>400.00€</text:p>
          </table:table-cell>
          <table:table-cell table:style-name="ce35"/>
          <table:table-cell table:style-name="ce33" table:formula="of:=SUM([.N20:.N31])" office:value-type="float" office:value="400" calcext:value-type="float">
            <text:p>400.00€</text:p>
          </table:table-cell>
          <table:table-cell table:style-name="ce38"/>
          <table:table-cell table:style-name="ce33" table:formula="of:=SUM([.P20:.P31])" office:value-type="float" office:value="400" calcext:value-type="float">
            <text:p>400.00€</text:p>
          </table:table-cell>
          <table:table-cell table:style-name="ce38"/>
          <table:table-cell table:style-name="ce33" table:formula="of:=SUM([.R20:.R31])" office:value-type="float" office:value="400" calcext:value-type="float">
            <text:p>400.00€</text:p>
          </table:table-cell>
          <table:table-cell table:style-name="ce38"/>
          <table:table-cell table:style-name="ce44" table:formula="of:=SUM([.T20:.T31])" office:value-type="float" office:value="1500" calcext:value-type="float">
            <text:p>1,500.00€</text:p>
          </table:table-cell>
          <table:table-cell table:style-name="ce26"/>
          <table:table-cell table:number-columns-repeated="100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3 - Calculer ses appros par fournisseurs'.B15:'3 - Calculer ses appros par fournisseurs'.B15">
            <calcext:condition calcext:apply-style-name="ConditionalStyle_1" calcext:value="&gt;&quot;20%&quot;" calcext:base-cell-address="'3 - Calculer ses appros par fournisseurs'.B15"/>
          </calcext:conditional-format>
          <calcext:conditional-format calcext:target-range-address="'3 - Calculer ses appros par fournisseurs'.B15:'3 - Calculer ses appros par fournisseurs'.B15">
            <calcext:condition calcext:apply-style-name="ConditionalStyle_2" calcext:value="&lt;&quot;20%&quot;" calcext:base-cell-address="'3 - Calculer ses appros par fournisseurs'.B15"/>
          </calcext:conditional-format>
          <calcext:conditional-format calcext:target-range-address="'3 - Calculer ses appros par fournisseurs'.B14:'3 - Calculer ses appros par fournisseurs'.B14">
            <calcext:condition calcext:apply-style-name="ConditionalStyle_1" calcext:value="&gt;&quot;30%&quot;" calcext:base-cell-address="'3 - Calculer ses appros par fournisseurs'.B14"/>
          </calcext:conditional-format>
          <calcext:conditional-format calcext:target-range-address="'3 - Calculer ses appros par fournisseurs'.B14:'3 - Calculer ses appros par fournisseurs'.B14">
            <calcext:condition calcext:apply-style-name="ConditionalStyle_3" calcext:value="&lt;&quot;50%&quot;" calcext:base-cell-address="'3 - Calculer ses appros par fournisseurs'.B14"/>
          </calcext:conditional-format>
        </calcext:conditional-formats>
      </table:table>
      <table:table table:name="Paramètres" table:style-name="ta4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Mois</text:p>
          </table:table-cell>
          <table:table-cell table:style-name="ce4" office:value-type="string" calcext:value-type="string">
            <text:p>janvier</text:p>
          </table:table-cell>
          <table:table-cell table:style-name="ce4" office:value-type="float" office:value="2018" calcext:value-type="float">
            <text:p>2018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rimestre</text:p>
          </table:table-cell>
          <table:table-cell table:style-name="ce4" office:value-type="string" calcext:value-type="string">
            <text:p>février</text:p>
          </table:table-cell>
          <table:table-cell table:style-name="ce4"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Année</text:p>
          </table:table-cell>
          <table:table-cell table:style-name="ce4" office:value-type="string" calcext:value-type="string">
            <text:p>mars</text:p>
          </table:table-cell>
          <table:table-cell table:style-name="ce4" office:value-type="float" office:value="2020" calcext:value-type="float">
            <text:p>202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avril</text:p>
          </table:table-cell>
          <table:table-cell table:style-name="ce4" office:value-type="float" office:value="2021" calcext:value-type="float">
            <text:p>20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ma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jui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juill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aoû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septemb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octob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novemb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décemb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T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T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T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T4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€</number:text>
    </number:number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a9999"/>
    </style:style>
    <style:style style:name="ConditionalStyle_5f_3" style:display-name="ConditionalStyle_3" style:family="table-cell" style:parent-style-name="Default">
      <style:table-cell-properties fo:background-color="#e6b8a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_20_-_20_Calculer_20_ses_20_appros_20_niveau_20_simple" style:display-name="PageStyle_1 - Calculer ses appros niveau si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0_-_20_Calculer_20_ses_20_appros_20_par_20_catég_20_pdts" style:display-name="PageStyle_2 - Calculer ses appros par catég pd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_20_-_20_Calculer_20_ses_20_appros_20_par_20_fournisseurs" style:display-name="PageStyle_3 - Calculer ses appros par fournisseu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s" style:display-name="PageStyle_Paramèt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56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93c47d"/>
    </style:style>
    <style:style style:name="ch8" style:family="chart">
      <style:chart-properties chart:solid-type="cuboid"/>
      <style:graphic-properties draw:fill-color="#ffd966"/>
    </style:style>
    <style:style style:name="ch9" style:family="chart">
      <style:chart-properties chart:solid-type="cuboid"/>
      <style:graphic-properties draw:fill-color="#8e7cc3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488cm" svg:height="7.726cm" xlink:href=".." xlink:type="simple" chart:class="chart:circle" chart:style-name="ch1">
        <chart:legend chart:legend-position="end" svg:x="8.796cm" svg:y="2.419cm" style:legend-expansion="high" chart:style-name="ch2"/>
        <chart:plot-area chart:style-name="ch3" table:cell-range-address="'1 - Calculer ses appros niveau simple'.A14:'1 - Calculer ses appros niveau simple'.B16" chart:data-source-has-labels="column" svg:x="0.249cm" svg:y="0.154cm" svg:width="8.298cm" svg:height="7.418cm">
          <chartooo:coordinate-region svg:x="0.689cm" svg:y="0.155cm" svg:width="7.417cm" svg:height="7.417cm"/>
          <chart:axis chart:dimension="x" chart:name="primary-x" chart:style-name="ch4" chartooo:axis-type="text">
            <chart:categories table:cell-range-address="'1 - Calculer ses appros niveau simple'.A14:'1 - Calculer ses appros niveau simple'.A16"/>
          </chart:axis>
          <chart:axis chart:dimension="y" chart:name="primary-y" chart:style-name="ch5"/>
          <chart:series chart:style-name="ch6" chart:values-cell-range-address="'1 - Calculer ses appros niveau simple'.B14:'1 - Calculer ses appros niveau simple'.B16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% Durable (hors BIO)</text:p>
                <draw:g>
                  <svg:desc>'1 - Calculer ses appros niveau simple'.A14:'1 - Calculer ses appros niveau simple'.A16</svg:desc>
                </draw:g>
              </table:table-cell>
              <table:table-cell office:value-type="float" office:value="0.1563378815">
                <text:p>0.1563378815</text:p>
                <draw:g>
                  <svg:desc>'1 - Calculer ses appros niveau simple'.B14:'1 - Calculer ses appros niveau simple'.B16</svg:desc>
                </draw:g>
              </table:table-cell>
            </table:table-row>
            <table:table-row>
              <table:table-cell office:value-type="string">
                <text:p>% BIO</text:p>
              </table:table-cell>
              <table:table-cell office:value-type="float" office:value="0.03124674513">
                <text:p>0.03124674513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0.8124153734">
                <text:p>0.8124153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93c47d"/>
    </style:style>
    <style:style style:name="ch8" style:family="chart">
      <style:chart-properties chart:solid-type="cuboid"/>
      <style:graphic-properties draw:fill-color="#ffd966"/>
    </style:style>
    <style:style style:name="ch9" style:family="chart">
      <style:chart-properties chart:solid-type="cuboid"/>
      <style:graphic-properties draw:fill-color="#8e7cc3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488cm" svg:height="7.726cm" xlink:href=".." xlink:type="simple" chart:class="chart:circle" chart:style-name="ch1">
        <chart:legend chart:legend-position="end" svg:x="8.796cm" svg:y="2.419cm" style:legend-expansion="high" chart:style-name="ch2"/>
        <chart:plot-area chart:style-name="ch3" table:cell-range-address="'2 - Calculer ses appros par catég pdts'.A14:'2 - Calculer ses appros par catég pdts'.B16" chart:data-source-has-labels="column" svg:x="0.249cm" svg:y="0.154cm" svg:width="8.298cm" svg:height="7.418cm">
          <chartooo:coordinate-region svg:x="0.689cm" svg:y="0.155cm" svg:width="7.417cm" svg:height="7.417cm"/>
          <chart:axis chart:dimension="x" chart:name="primary-x" chart:style-name="ch4" chartooo:axis-type="text">
            <chart:categories table:cell-range-address="'2 - Calculer ses appros par catég pdts'.A14:'2 - Calculer ses appros par catég pdts'.A16"/>
          </chart:axis>
          <chart:axis chart:dimension="y" chart:name="primary-y" chart:style-name="ch5"/>
          <chart:series chart:style-name="ch6" chart:values-cell-range-address="'2 - Calculer ses appros par catég pdts'.B14:'2 - Calculer ses appros par catég pdts'.B16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% Durable (hors BIO)</text:p>
                <draw:g>
                  <svg:desc>'2 - Calculer ses appros par catég pdts'.A14:'2 - Calculer ses appros par catég pdts'.A16</svg:desc>
                </draw:g>
              </table:table-cell>
              <table:table-cell office:value-type="float" office:value="0.4642166344">
                <text:p>0.4642166344</text:p>
                <draw:g>
                  <svg:desc>'2 - Calculer ses appros par catég pdts'.B14:'2 - Calculer ses appros par catég pdts'.B16</svg:desc>
                </draw:g>
              </table:table-cell>
            </table:table-row>
            <table:table-row>
              <table:table-cell office:value-type="string">
                <text:p>% BIO</text:p>
              </table:table-cell>
              <table:table-cell office:value-type="float" office:value="0.2456479691">
                <text:p>0.2456479691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0.2901353965">
                <text:p>0.2901353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93c47d"/>
    </style:style>
    <style:style style:name="ch8" style:family="chart">
      <style:chart-properties chart:solid-type="cuboid"/>
      <style:graphic-properties draw:fill-color="#ffd966"/>
    </style:style>
    <style:style style:name="ch9" style:family="chart">
      <style:chart-properties chart:solid-type="cuboid"/>
      <style:graphic-properties draw:fill-color="#8e7cc3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488cm" svg:height="7.726cm" xlink:href=".." xlink:type="simple" chart:class="chart:circle" chart:style-name="ch1">
        <chart:legend chart:legend-position="end" svg:x="8.796cm" svg:y="2.419cm" style:legend-expansion="high" chart:style-name="ch2"/>
        <chart:plot-area chart:style-name="ch3" table:cell-range-address="'3 - Calculer ses appros par fournisseurs'.A14:'3 - Calculer ses appros par fournisseurs'.B16" chart:data-source-has-labels="column" svg:x="0.249cm" svg:y="0.154cm" svg:width="8.298cm" svg:height="7.418cm">
          <chartooo:coordinate-region svg:x="0.689cm" svg:y="0.155cm" svg:width="7.417cm" svg:height="7.417cm"/>
          <chart:axis chart:dimension="x" chart:name="primary-x" chart:style-name="ch4" chartooo:axis-type="text">
            <chart:categories table:cell-range-address="'3 - Calculer ses appros par fournisseurs'.A14:'3 - Calculer ses appros par fournisseurs'.A16"/>
          </chart:axis>
          <chart:axis chart:dimension="y" chart:name="primary-y" chart:style-name="ch5"/>
          <chart:series chart:style-name="ch6" chart:values-cell-range-address="'3 - Calculer ses appros par fournisseurs'.B14:'3 - Calculer ses appros par fournisseurs'.B16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% Durable (hors BIO)</text:p>
                <draw:g>
                  <svg:desc>'3 - Calculer ses appros par fournisseurs'.A14:'3 - Calculer ses appros par fournisseurs'.A16</svg:desc>
                </draw:g>
              </table:table-cell>
              <table:table-cell office:value-type="float" office:value="0.4642166344">
                <text:p>0.4642166344</text:p>
                <draw:g>
                  <svg:desc>'3 - Calculer ses appros par fournisseurs'.B14:'3 - Calculer ses appros par fournisseurs'.B16</svg:desc>
                </draw:g>
              </table:table-cell>
            </table:table-row>
            <table:table-row>
              <table:table-cell office:value-type="string">
                <text:p>% BIO</text:p>
              </table:table-cell>
              <table:table-cell office:value-type="float" office:value="0.2456479691">
                <text:p>0.2456479691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0.2901353965">
                <text:p>0.29013539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